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1cm" drawooo:fontwork-start="20.2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8.766cm" fo:min-width="13.644cm" fo:padding-top="0.165cm" fo:padding-bottom="0.165cm" fo:padding-left="0.29cm" fo:padding-right="0.29cm" draw:shadow="hidden" drawooo:fontwork-style="rotate" drawooo:fontwork-adjust="right" drawooo:fontwork-distance="0.2cm" drawooo:fontwork-start="6.4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8.766cm" fo:min-width="13.644cm" fo:padding-top="0.165cm" fo:padding-bottom="0.165cm" fo:padding-left="0.29cm" fo:padding-right="0.29cm" draw:shadow="hidden" drawooo:fontwork-style="rotate" drawooo:fontwork-adjust="right" drawooo:fontwork-distance="0.2cm" drawooo:fontwork-start="5.6cm" drawooo:fontwork-shadow-offset-x="0cm" drawooo:fontwork-shadow-offset-y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32pt" style:font-size-asian="32pt" style:font-size-complex="32pt"/>
    </style:style>
    <style:style style:name="P3" style:family="paragraph">
      <loext:graphic-properties draw:opacity="0%"/>
      <style:paragraph-properties fo:text-align="center" style:writing-mode="lr-tb"/>
      <style:text-properties style:font-name="Times New Roman" fo:font-size="32pt" style:font-size-asian="32pt" style:font-size-complex="32pt"/>
    </style:style>
    <style:style style:name="P4" style:family="paragraph">
      <style:text-properties style:font-name="Times New Roman" fo:font-size="40pt" style:font-size-asian="40pt" style:font-size-complex="40pt"/>
    </style:style>
    <style:style style:name="P5" style:family="paragraph">
      <loext:graphic-properties draw:fill="none" draw:fill-color="#ffffff"/>
      <style:text-properties style:font-name="Times New Roman" fo:font-size="40pt" style:font-size-asian="40pt" style:font-size-complex="40pt"/>
    </style:style>
    <style:style style:name="T1" style:family="text">
      <style:text-properties style:font-name="Times New Roman" fo:font-size="32pt" style:font-size-asian="32pt" style:font-size-complex="32pt"/>
    </style:style>
    <style:style style:name="T2" style:family="text">
      <style:text-properties style:font-name="Times New Roman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Polygons</text:span></text:p>
        </draw:path>
        <draw:path draw:style-name="gr2" draw:text-style-name="P3" draw:layer="layout" svg:width="20cm" svg:height="12.75cm" svg:x="4cm" svg:y="5.749cm" svg:viewBox="0 0 20001 12751" svg:d="M20001 6376c0 1119-462 2218-1340 3187s-2140 1774-3660 2334c-1521 559-3245 854-5000 854-1756 0-3480-295-5001-854-1520-560-2782-1365-3660-2334s-1340-2068-1340-3187c0-1120 462-2219 1340-3188s2140-1774 3660-2334c1521-559 3245-854 5000-854 1756 0 3480 295 5001 854 1520 560 2782 1365 3660 2334s1340 2068 1340 3187z">
          <text:p text:style-name="P1"><text:span text:style-name="T1"/></text:p>
        </draw:path>
        <draw:path draw:style-name="gr3" draw:text-style-name="P3" draw:layer="layout" svg:width="14.499cm" svg:height="7.749cm" svg:x="6.75cm" svg:y="8.75cm" svg:viewBox="0 0 14500 7750" svg:d="M14500 3875c0 680-335 1348-971 1938-637 589-1552 1078-2654 1418s-2352 519-3625 519-2523-179-3625-519-2017-829-2654-1418c-636-590-971-1258-971-1938s335-1348 971-1937c637-590 1552-1079 2654-1419s2352-519 3625-519 2523 179 3625 519 2017 829 2654 1418c636 590 971 1258 971 1938z">
          <text:p text:style-name="P1"><text:span text:style-name="T1"/></text:p>
        </draw:path>
        <draw:frame draw:style-name="gr4" draw:text-style-name="P5" draw:layer="layout" svg:width="2.25cm" svg:height="1.813cm" svg:x="13.25cm" svg:y="12cm">
          <draw:text-box>
            <text:p text:style-name="P4"><text:span text:style-name="T2">A</text:span></text:p>
          </draw:text-box>
        </draw:frame>
        <draw:frame draw:style-name="gr4" draw:text-style-name="P5" draw:layer="layout" svg:width="2.25cm" svg:height="1.813cm" svg:x="13cm" svg:y="6.687cm">
          <draw:text-box>
            <text:p text:style-name="P4"><text:span text:style-name="T2">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7T13:33:47.441372580</meta:creation-date>
    <dc:date>2024-07-16T11:13:38.157000000</dc:date>
    <meta:editing-duration>PT20H25M37S</meta:editing-duration>
    <meta:editing-cycles>2</meta:editing-cycles>
    <meta:generator>LibreOffice/7.2.7.2$Windows_X86_64 LibreOffice_project/8d71d29d553c0f7dcbfa38fbfda25ee34cce99a2</meta:generator>
    <meta:document-statistic meta:object-count="5"/>
  </office:meta>
</office:document-meta>
</file>